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B8000007D035E5C6F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1f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8.676cm" svg:height="12.45cm" draw:z-index="0"><draw:image xlink:href="Pictures/1000000000000BB8000007D035E5C6F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12:16:49.651052933</meta:creation-date>
    <dc:date>2025-11-05T12:44:20.959217001</dc:date>
    <meta:editing-duration>PT8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6.2$Linux_X86_64 LibreOffice_project/40d1a0e1d5bdf1afaeae24d9ece32bbb00fa66a4</meta:generator>
  </office:meta>
</office:document-meta>
</file>